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9f29" officeooo:paragraph-rsid="00079f29"/>
    </style:style>
    <style:style style:name="P2" style:family="paragraph" style:parent-style-name="Standard" style:list-style-name="L1">
      <style:text-properties officeooo:rsid="00079f29" officeooo:paragraph-rsid="00079f29"/>
    </style:style>
    <style:style style:name="P3" style:family="paragraph" style:parent-style-name="Standard" style:list-style-name="L1">
      <style:text-properties officeooo:rsid="00081113" officeooo:paragraph-rsid="00081113"/>
    </style:style>
    <style:style style:name="P4" style:family="paragraph" style:parent-style-name="Standard" style:list-style-name="L1">
      <style:text-properties officeooo:rsid="00094c86" officeooo:paragraph-rsid="00094c86"/>
    </style:style>
    <style:style style:name="T1" style:family="text">
      <style:text-properties officeooo:rsid="00081113"/>
    </style:style>
    <style:style style:name="T2" style:family="text">
      <style:text-properties officeooo:rsid="00094c8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MANDE ECONOMIA <text:span text:style-name="T2">(alcune sono ripetute)</text:span></text:p>
      <text:p text:style-name="P1"/>
      <text:list xml:id="list3989878684" text:style-name="L1">
        <text:list-item>
          <text:p text:style-name="P2"><text:span text:style-name="T1">s</text:span>wat analysis (+ punti di forza e debolezza dell’azienda)</text:p>
        </text:list-item>
        <text:list-item>
          <text:p text:style-name="P2"><text:span text:style-name="T1">s</text:span>takeholders (+ perché analizziamo gli stakeholder?)</text:p>
        </text:list-item>
        <text:list-item>
          <text:p text:style-name="P2">catena del valore (+ significato di valore)</text:p>
        </text:list-item>
        <text:list-item>
          <text:p text:style-name="P2">marketing mix (+ perché usiamo il termine mix?)</text:p>
        </text:list-item>
        <text:list-item>
          <text:p text:style-name="P2">ciclo di vita del prodotto (+ reazioni dell’azienda)</text:p>
        </text:list-item>
        <text:list-item>
          <text:p text:style-name="P2">economia di scala (+ quali sono i costi, differenza tra costi fissi (es. acquisto automobile), e costi variabili (es. carburante))</text:p>
        </text:list-item>
        <text:list-item>
          <text:p text:style-name="P2">matrice del portafoglio e di Boston</text:p>
        </text:list-item>
        <text:list-item>
          <text:p text:style-name="P2">modello seice??? (+ 4 fasi)</text:p>
        </text:list-item>
        <text:list-item>
          <text:p text:style-name="P2">innovazione tecnologica (+ genera valore oppure no? Dal punto di vista del manager genera valore?)</text:p>
        </text:list-item>
        <text:list-item>
          <text:p text:style-name="P2">vantaggio competitivo (+ come nasce e come si genera? Vantaggio competitivo secondo lo schema di Michael Porter, le 5 forze)</text:p>
        </text:list-item>
        <text:list-item>
          <text:p text:style-name="P2"><text:span text:style-name="T1">m</text:span>odello e cambiamenti organizzativi dell’impresa</text:p>
        </text:list-item>
        <text:list-item>
          <text:p text:style-name="P2"><text:span text:style-name="T1">s</text:span>trategia definizione (possibile risposta: insieme degli obiettivi e scelte che l’azienda si pone cercando di raggiungerli nel tempo)</text:p>
        </text:list-item>
        <text:list-item>
          <text:p text:style-name="P2"><text:span text:style-name="T1">c</text:span>onoscenza e competenza</text:p>
        </text:list-item>
        <text:list-item>
          <text:p text:style-name="P2"><text:span text:style-name="T1">c</text:span>osti di transazione</text:p>
        </text:list-item>
        <text:list-item>
          <text:p text:style-name="P2">resource base view (+ perché viene posta in contrasto con la catena del valore?)</text:p>
        </text:list-item>
        <text:list-item>
          <text:p text:style-name="P2">catena del valore alla base delle 5 forze di Porter (+ forze primarie e secondarie)</text:p>
        </text:list-item>
        <text:list-item>
          <text:p text:style-name="P2"><text:span text:style-name="T1">d</text:span>irezione d’impresa e modelli organizzativi</text:p>
        </text:list-item>
        <text:list-item>
          <text:p text:style-name="P2">leadership come si esprime dal punto di vista manageriale?</text:p>
        </text:list-item>
        <text:list-item>
          <text:p text:style-name="P2">Teoria <text:span text:style-name="T1">dell’agenzia</text:span></text:p>
        </text:list-item>
        <text:list-item>
          <text:p text:style-name="P3">marketing (+ prodotto, prezzo, distribuzione, comunicazione)</text:p>
        </text:list-item>
        <text:list-item>
          <text:p text:style-name="P3">perché il prezzo è una leva del marketing?</text:p>
        </text:list-item>
        <text:list-item>
          <text:p text:style-name="P3">ciclo di vita del prodotto</text:p>
        </text:list-item>
        <text:list-item>
          <text:p text:style-name="P3">perché sono contrapposte la catena del valore e la based view?</text:p>
        </text:list-item>
        <text:list-item>
          <text:p text:style-name="P3">com’è composta la catena del valore? (+ primarie, secondarie)</text:p>
        </text:list-item>
        <text:list-item>
          <text:p text:style-name="P3">matrice del portafoglio</text:p>
        </text:list-item>
        <text:list-item>
          <text:p text:style-name="P3">modello seici (parlare del senso del modello)</text:p>
        </text:list-item>
        <text:list-item>
          <text:p text:style-name="P3">direzione organizzativa e modelli organizzativi</text:p>
        </text:list-item>
        <text:list-item>
          <text:p text:style-name="P3">leadership</text:p>
        </text:list-item>
        <text:list-item>
          <text:p text:style-name="P3">cosa sono i costi di transazione</text:p>
        </text:list-item>
        <text:list-item>
          <text:p text:style-name="P3">knowledge management</text:p>
        </text:list-item>
        <text:list-item>
          <text:p text:style-name="P3">catena del valore (+ perché la si studia?)</text:p>
        </text:list-item>
        <text:list-item>
          <text:p text:style-name="P3">le strategie d’impresa (+ è attua per conseguire degli obiettivi?)</text:p>
        </text:list-item>
        <text:list-item>
          <text:p text:style-name="P3">cos’è l’orientamento strategico di Fon?</text:p>
        </text:list-item>
        <text:list-item>
          <text:p text:style-name="P3">modello delle 5 forze di Porter: com’è fatto e a cosa serve</text:p>
        </text:list-item>
        <text:list-item>
          <text:p text:style-name="P3">come si ottiene il vantaggio competitivo?</text:p>
        </text:list-item>
        <text:list-item>
          <text:p text:style-name="P3">Innovazione tecnologica (+ perché è uno degli strumenti fondamentali?)</text:p>
        </text:list-item>
        <text:list-item>
          <text:p text:style-name="P3">economia di scala</text:p>
        </text:list-item>
        <text:list-item>
          <text:p text:style-name="P3">parlando degli azionisti, abbiamo la teoria dell’agenzia, spiegare cosa sia tale teoria</text:p>
        </text:list-item>
        <text:list-item>
          <text:p text:style-name="P3">marketing</text:p>
        </text:list-item>
        <text:list-item>
          <text:p text:style-name="P3">corporate governance</text:p>
        </text:list-item>
        <text:list-item>
          <text:p text:style-name="P3">modelli organizzativi, come vengono strutturati dal punto di vista dell’organizzazione (modelli di leadership)</text:p>
        </text:list-item>
        <text:list-item>
          <text:p text:style-name="P4">modelli a matrice</text:p>
        </text:list-item>
        <text:list-item>
          <text:p text:style-name="P4">matrice di portafoglio</text:p>
        </text:list-item>
        <text:list-item>
          <text:p text:style-name="P4">marketing strategico</text:p>
        </text:list-item>
        <text:list-item>
          <text:p text:style-name="P4">modello delle 5 forze di Port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6:51:58.952000000</meta:creation-date>
    <dc:date>2019-09-24T17:25:42.373000000</dc:date>
    <meta:editing-duration>PT2M2S</meta:editing-duration>
    <meta:editing-cycles>1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46" meta:word-count="386" meta:character-count="2415" meta:non-whitespace-character-count="2120"/>
  </office:meta>
</office:document-meta>
</file>